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Trebuchet MS" svg:font-family="'Trebuchet MS'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8.601cm" table:align="center" style:writing-mode="lr-tb"/>
    </style:style>
    <style:style style:name="Tabla1.A" style:family="table-column">
      <style:table-column-properties style:column-width="2.492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2.404cm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dddddd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4" style:family="paragraph" style:parent-style-name="Footnote">
      <style:text-properties style:font-name="Arial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7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8" style:family="paragraph" style:parent-style-name="Footnote">
      <style:paragraph-properties fo:text-align="center" style:justify-single-word="false" style:snap-to-layout-grid="false"/>
    </style:style>
    <style:style style:name="P9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0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1" style:family="paragraph" style:parent-style-name="Text_20_body">
      <style:text-properties fo:language="ca" fo:country="ES" style:language-complex="ar" style:country-complex="SA"/>
    </style:style>
    <style:style style:name="P12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3" style:family="paragraph" style:parent-style-name="Standard">
      <style:text-properties fo:color="#808080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P14" style:family="paragraph" style:parent-style-name="Standard">
      <style:text-properties fo:language="ca" fo:country="ES"/>
    </style:style>
    <style:style style:name="P15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style:font-size-asian="12pt" style:font-name-complex="Arial" style:font-size-complex="12pt"/>
    </style:style>
    <style:style style:name="P16" style:family="paragraph" style:parent-style-name="Normal_20__28_Web_29_">
      <style:paragraph-properties loext:contextual-spacing="false" fo:margin-top="0cm" fo:margin-bottom="0cm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_20__28_Web_29_">
      <style:paragraph-properties loext:contextual-spacing="false" fo:margin-top="0cm" fo:margin-bottom="0cm"/>
      <style:text-properties fo:font-size="10pt" fo:language="ca" fo:country="ES" style:font-size-asian="10pt" style:font-name-complex="Arial"/>
    </style:style>
    <style:style style:name="P18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style:font-size-asian="10pt" style:font-name-complex="Arial"/>
    </style:style>
    <style:style style:name="P19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20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21" style:family="paragraph" style:parent-style-name="Normal_20__28_Web_29_">
      <style:paragraph-properties loext:contextual-spacing="false" fo:margin-top="0cm" fo:margin-bottom="0cm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22" style:family="paragraph" style:parent-style-name="Normal_20__28_Web_29_">
      <style:paragraph-properties loext:contextual-spacing="false" fo:margin-top="0cm" fo:margin-bottom="0cm"/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23" style:family="paragraph" style:parent-style-name="Normal_20__28_Web_29_">
      <style:paragraph-properties loext:contextual-spacing="false" fo:margin-top="0cm" fo:margin-bottom="0cm"/>
      <style:text-properties fo:font-size="10pt" fo:language="ca" fo:country="ES" fo:font-style="normal" style:text-underline-style="none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24" style:family="paragraph" style:parent-style-name="Normal_20__28_Web_29_">
      <style:paragraph-properties loext:contextual-spacing="false" fo:margin-top="0cm" fo:margin-bottom="0cm" fo:text-align="center" style:justify-single-word="false"/>
      <style:text-properties fo:font-size="10pt" fo:language="ca" fo:country="ES" fo:font-style="normal" style:text-underline-style="none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25" style:family="paragraph" style:parent-style-name="Normal_20__28_Web_29_">
      <style:paragraph-properties loext:contextual-spacing="false" fo:margin-top="0cm" fo:margin-bottom="0cm" fo:text-align="justify" style:justify-single-word="false"/>
      <style:text-properties fo:background-color="transparent"/>
    </style:style>
    <style:style style:name="P2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use-window-font-color="true" style:font-name="Arial" fo:font-size="11pt" fo:language="ca" fo:country="ES" fo:background-color="#ffff00" style:font-size-asian="11pt" style:font-name-complex="Arial" style:font-size-complex="11pt"/>
    </style:style>
    <style:style style:name="P27" style:family="paragraph" style:parent-style-name="Normal_20__28_Web_29_">
      <style:paragraph-properties loext:contextual-spacing="false" fo:margin-top="0cm" fo:margin-bottom="0cm" fo:text-align="justify" style:justify-single-word="false"/>
    </style:style>
    <style:style style:name="P28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Normal_20__28_Web_29_">
      <style:paragraph-properties loext:contextual-spacing="false" fo:margin-top="0cm" fo:margin-bottom="0cm" fo:padding="0.049cm" fo:border="0.002cm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30" style:family="paragraph" style:parent-style-name="Normal_20__28_Web_29_">
      <style:paragraph-properties loext:contextual-spacing="false" fo:margin-top="0cm" fo:margin-bottom="0cm" fo:text-align="justify" style:justify-single-word="false" fo:padding="0.049cm" fo:border="0.002cm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31" style:family="paragraph" style:parent-style-name="Normal_20__28_Web_29_">
      <style:paragraph-properties loext:contextual-spacing="false" fo:margin-top="0cm" fo:margin-bottom="0cm" fo:text-align="justify" style:justify-single-word="false" fo:padding="0.049cm" fo:border="0.002cm solid #000000" style:shadow="none"/>
      <style:text-properties fo:font-size="10pt" fo:language="ca" fo:country="ES" fo:background-color="transparent" style:font-size-asian="10pt" style:font-name-complex="Arial"/>
    </style:style>
    <style:style style:name="P32" style:family="paragraph" style:parent-style-name="Normal_20__28_Web_29_">
      <style:paragraph-properties loext:contextual-spacing="false" fo:margin-top="0cm" fo:margin-bottom="0cm" fo:text-align="center" style:justify-single-word="false" fo:padding="0.049cm" fo:border="0.002cm solid #000000" style:shadow="none"/>
      <style:text-properties fo:font-size="14pt" fo:language="ca" fo:country="ES" fo:font-style="normal" fo:font-weight="bold" fo:background-color="transparent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33" style:family="paragraph" style:parent-style-name="Normal_20__28_Web_29_">
      <style:paragraph-properties loext:contextual-spacing="false" fo:margin-top="0cm" fo:margin-bottom="0cm" fo:text-align="center" style:justify-single-word="false" fo:break-before="pag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Normal_20__28_Web_29_">
      <style:paragraph-properties loext:contextual-spacing="false" fo:margin-top="0cm" fo:margin-bottom="0cm" fo:break-before="page"/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5" style:family="paragraph" style:parent-style-name="Text_20_body">
      <style:paragraph-properties loext:contextual-spacing="false" fo:margin-top="0cm" fo:margin-bottom="0cm" fo:line-height="114%" style:writing-mode="lr-tb"/>
      <style:text-properties fo:font-variant="normal" fo:text-transform="none" fo:color="#666666" style:text-line-through-style="none" style:font-name="Trebuchet MS" fo:font-size="11.25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36" style:family="paragraph" style:parent-style-name="Text_20_body">
      <style:paragraph-properties loext:contextual-spacing="false" fo:margin-top="0cm" fo:margin-bottom="0cm" fo:line-height="114%" fo:orphans="2" fo:widows="2" style:writing-mode="lr-tb"/>
      <style:text-properties fo:font-variant="normal" fo:text-transform="none" style:text-line-through-style="none" fo:font-size="10pt" fo:font-style="normal" style:text-underline-style="none" fo:font-weight="normal" style:text-blinking="false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Text_20_body">
      <style:paragraph-properties loext:contextual-spacing="false" fo:margin-top="0cm" fo:margin-bottom="0cm" fo:line-height="114%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>
      <style:paragraph-properties loext:contextual-spacing="false" fo:margin-top="0cm" fo:margin-bottom="0cm" fo:line-height="114%" style:writing-mode="lr-tb"/>
      <style:text-properties style:font-name="Courier New1" fo:font-size="9pt" fo:language="ca" fo:country="ES" fo:font-weight="normal" fo:background-color="transparent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39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0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1" style:family="paragraph" style:parent-style-name="Standard">
      <style:paragraph-properties fo:background-color="#c0c0c0">
        <style:background-image/>
      </style:paragraph-properties>
      <style:text-properties fo:language="ca" fo:country="ES"/>
    </style:style>
    <style:style style:name="P42" style:family="paragraph" style:parent-style-name="Standard">
      <style:paragraph-properties fo:background-color="#c0c0c0">
        <style:background-image/>
      </style:paragraph-properties>
      <style:text-properties fo:language="ca" fo:country="ES" fo:background-color="transparent"/>
    </style:style>
    <style:style style:name="P4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transparent" style:font-size-asian="14pt" style:font-weight-asian="bold"/>
    </style:style>
    <style:style style:name="P4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/>
    </style:style>
    <style:style style:name="P4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46" style:family="paragraph" style:parent-style-name="Normal_20__28_Web_29_">
      <style:paragraph-properties loext:contextual-spacing="false" fo:margin-top="0cm" fo:margin-bottom="0.212cm" fo:text-align="justify" style:justify-single-word="false"/>
    </style:style>
    <style:style style:name="P47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font-size="10pt" fo:language="ca" fo:country="ES" style:font-size-asian="10pt" style:font-name-complex="Arial"/>
    </style:style>
    <style:style style:name="P48" style:family="paragraph" style:parent-style-name="Normal_20__28_Web_29_">
      <style:paragraph-properties loext:contextual-spacing="false" fo:margin-top="0cm" fo:margin-bottom="0.212cm" fo:text-align="justify" style:justify-single-word="false" fo:orphans="2" fo:widows="2" style:writing-mode="lr-tb"/>
      <style:text-properties fo:font-size="10pt" fo:language="ca" fo:country="ES" fo:font-weight="normal" fo:background-color="transparent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49" style:family="paragraph" style:parent-style-name="Normal_20__28_Web_29_">
      <style:paragraph-properties loext:contextual-spacing="false" fo:margin-top="0cm" fo:margin-bottom="0.212cm" fo:text-align="justify" style:justify-single-word="false" fo:orphans="2" fo:widows="2" style:writing-mode="lr-tb"/>
      <style:text-properties fo:font-size="9pt" fo:language="ca" fo:country="ES" fo:font-weight="normal" fo:background-color="transparent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50" style:family="paragraph" style:parent-style-name="Text_20_body">
      <style:paragraph-properties loext:contextual-spacing="false" fo:margin-top="0cm" fo:margin-bottom="0.212cm" fo:text-align="justify" style:justify-single-word="false" fo:orphans="2" fo:widows="2" style:writing-mode="lr-tb"/>
      <style:text-properties fo:font-variant="normal" fo:text-transform="none" fo:color="#666666" style:text-line-through-style="none" style:font-name="Trebuchet MS" fo:font-size="11.25pt" fo:language="ca" fo:country="ES" fo:font-style="normal" style:text-underline-style="solid" style:text-underline-width="auto" style:text-underline-color="font-color" fo:font-weight="bold" style:text-blinking="false" fo:background-color="transparent" style:font-name-asian="Times New Roman" style:font-size-asian="9pt" style:font-weight-asian="bold" style:font-name-complex="Arial" style:font-size-complex="9pt" style:language-complex="ar" style:country-complex="SA" style:font-weight-complex="bold"/>
    </style:style>
    <style:style style:name="P51" style:family="paragraph" style:parent-style-name="Normal_20__28_Web_29_">
      <style:paragraph-properties loext:contextual-spacing="false" fo:margin-top="0cm" fo:margin-bottom="0.21cm"/>
      <style:text-properties fo:color="#008000" style:font-name="Courier New1"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52" style:family="paragraph" style:parent-style-name="Normal_20__28_Web_29_">
      <style:paragraph-properties loext:contextual-spacing="false" fo:margin-top="0cm" fo:margin-bottom="0.21cm"/>
      <style:text-properties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53" style:family="paragraph" style:parent-style-name="Text_20_body">
      <style:paragraph-properties loext:contextual-spacing="false" fo:margin-left="1.251cm" fo:margin-right="0cm" fo:margin-top="0cm" fo:margin-bottom="0cm" fo:line-height="114%" fo:text-indent="0cm" style:auto-text-indent="false" style:writing-mode="lr-tb"/>
      <style:text-properties fo:font-variant="normal" fo:text-transform="none" fo:color="#666666" style:text-line-through-styl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54" style:family="paragraph" style:parent-style-name="Table_20_Contents">
      <style:text-properties style:font-name="Arial"/>
    </style:style>
    <style:style style:name="P55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font-size="16pt" fo:background-color="transparent" style:font-size-asian="16pt" style:font-size-complex="16pt"/>
    </style:style>
    <style:style style:name="P56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57" style:family="paragraph" style:parent-style-name="Heading_20_1">
      <style:paragraph-properties loext:contextual-spacing="false" fo:margin-top="0cm" fo:margin-bottom="0.212cm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15.75pt" fo:language="ca" fo:country="ES" fo:font-style="normal" style:text-underline-style="none" fo:font-weight="normal" style:text-blinking="false" fo:background-color="transparent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58" style:family="paragraph" style:parent-style-name="Heading_20_1">
      <style:paragraph-properties loext:contextual-spacing="false" fo:margin-top="0cm" fo:margin-bottom="0.212cm" fo:text-align="justify" style:justify-single-word="false" fo:orphans="2" fo:widows="2" fo:break-before="page" style:writing-mode="lr-tb"/>
      <style:text-properties fo:font-variant="normal" fo:text-transform="none" fo:color="#000000" style:text-line-through-style="none" style:font-name="Arial" fo:font-size="12pt" fo:language="ca" fo:country="ES" fo:font-style="normal" style:text-underline-style="none" fo:font-weight="bold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Table_20_Contents">
      <style:text-properties style:font-name="Arial" fo:background-color="#ffff00"/>
    </style:style>
    <style:style style:name="P60" style:family="paragraph" style:parent-style-name="Normal_20__28_Web_29_" style:list-style-name="L3">
      <style:paragraph-properties loext:contextual-spacing="false" fo:margin-top="0cm" fo:margin-bottom="0cm"/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61" style:family="paragraph" style:parent-style-name="Normal_20__28_Web_29_" style:list-style-name="WW8Num36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62" style:family="paragraph" style:parent-style-name="Normal_20__28_Web_29_" style:list-style-name="L1">
      <style:paragraph-properties loext:contextual-spacing="false" fo:margin-top="0cm" fo:margin-bottom="0.212cm" fo:text-align="justify" style:justify-single-word="false" fo:orphans="2" fo:widows="2" style:writing-mode="lr-tb"/>
      <style:text-properties fo:font-size="9pt" fo:language="ca" fo:country="ES" fo:font-weight="normal" fo:background-color="transparent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63" style:family="paragraph" style:parent-style-name="Normal_20__28_Web_29_" style:list-style-name="L2">
      <style:paragraph-properties loext:contextual-spacing="false" fo:margin-top="0cm" fo:margin-bottom="0.212cm" fo:text-align="justify" style:justify-single-word="false" fo:orphans="2" fo:widows="2" style:writing-mode="lr-tb"/>
      <style:text-properties fo:font-size="8pt" fo:language="ca" fo:country="ES" fo:font-weight="normal" fo:background-color="transparent" style:font-name-asian="Times New Roman" style:font-size-asian="8pt" style:font-weight-asian="normal" style:font-name-complex="Arial" style:font-size-complex="8pt" style:language-complex="ar" style:country-complex="SA" style:font-weight-complex="normal"/>
    </style:style>
    <style:style style:name="P64" style:family="paragraph" style:parent-style-name="Normal_20__28_Web_29_" style:list-style-name="L5">
      <style:paragraph-properties loext:contextual-spacing="false" fo:margin-top="0cm" fo:margin-bottom="0.21cm"/>
      <style:text-properties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65" style:family="paragraph" style:parent-style-name="Normal_20__28_Web_29_" style:list-style-name="L5">
      <style:paragraph-properties loext:contextual-spacing="false" fo:margin-top="0cm" fo:margin-bottom="0.21cm"/>
      <style:text-properties fo:color="#000000" style:font-name="Arial" fo:font-size="10pt" fo:language="ca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6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67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68" style:family="paragraph" style:parent-style-name="Text_20_body" style:list-style-name="L4">
      <style:paragraph-properties loext:contextual-spacing="false" fo:margin-top="0cm" fo:margin-bottom="0cm" fo:line-height="114%" fo:orphans="2" fo:widows="2" style:writing-mode="lr-tb"/>
      <style:text-properties fo:font-variant="normal" fo:text-transform="none" style:text-line-through-style="none" fo:font-size="10pt" fo:font-style="normal" style:text-underline-style="none" fo:font-weight="normal" style:text-blinking="false" fo:background-color="#ffff00" style:font-name-asian="Times New Roman" style:font-size-asian="10pt" style:font-name-complex="Times New Roman" style:font-size-complex="10pt" style:language-complex="ar" style:country-complex="SA"/>
    </style:style>
    <style:style style:name="P69" style:family="paragraph" style:parent-style-name="Text_20_body" style:list-style-name="L4">
      <style:paragraph-properties loext:contextual-spacing="false" fo:margin-top="0cm" fo:margin-bottom="0cm" fo:line-height="114%" fo:orphans="2" fo:widows="2" style:writing-mode="lr-tb"/>
      <style:text-properties fo:font-variant="normal" fo:text-transform="none" style:text-line-through-style="none" fo:font-size="10pt" fo:font-style="normal" style:text-underline-style="none" fo:font-weight="normal" style:text-blinking="false" fo:background-color="#ffff00" style:font-name-asian="Times New Roman" style:font-size-asian="10pt" style:font-name-complex="Times New Roman" style:font-size-complex="10pt" style:language-complex="ar" style:country-complex="SA"/>
    </style:style>
    <style:style style:name="P70" style:family="paragraph" style:parent-style-name="Text_20_body" style:list-style-name="L4">
      <style:paragraph-properties loext:contextual-spacing="false" fo:margin-top="0cm" fo:margin-bottom="0cm" fo:line-height="114%" fo:orphans="2" fo:widows="2" style:writing-mode="lr-tb"/>
      <style:text-properties fo:font-variant="normal" fo:text-transform="none" style:text-line-through-style="none" fo:font-size="10pt" fo:font-style="normal" style:text-underline-style="none" fo:font-weight="normal" style:text-blinking="false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" fo:font-size="8pt" fo:language="ca" fo:country="ES" style:font-size-asian="8pt"/>
    </style:style>
    <style:style style:name="T3" style:family="text">
      <style:text-properties style:font-name="Arial" fo:font-size="8pt" fo:language="ca" fo:country="ES" style:font-size-asian="8pt" style:font-name-complex="Arial" style:font-size-complex="8pt"/>
    </style:style>
    <style:style style:name="T4" style:family="text">
      <style:text-properties style:font-name="Arial" fo:font-size="8pt" fo:language="ca" fo:country="ES" fo:background-color="transparent" style:font-size-asian="8pt" loext:char-shading-value="0"/>
    </style:style>
    <style:style style:name="T5" style:family="text">
      <style:text-properties style:font-name="Arial" fo:font-size="8pt" fo:language="ca" fo:country="ES" fo:background-color="transparent" style:font-size-asian="8pt" style:font-name-complex="Arial" style:font-size-complex="8pt" loext:char-shading-value="0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fo:background-color="transparent" style:font-size-asian="8pt" style:font-name-complex="Arial" style:font-size-complex="8pt" loext:char-shading-value="0"/>
    </style:style>
    <style:style style:name="T8" style:family="text">
      <style:text-properties fo:font-size="10pt" fo:language="ca" fo:country="ES" style:font-size-asian="10pt" style:font-name-complex="Arial"/>
    </style:style>
    <style:style style:name="T9" style:family="text"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T10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 loext:char-shading-value="0"/>
    </style:style>
    <style:style style:name="T11" style:family="text">
      <style:text-properties fo:font-size="10pt" fo:language="ca" fo:country="E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12" style:family="text">
      <style:text-properties fo:font-size="10pt" fo:language="ca" fo:country="ES" fo:font-style="italic" style:font-size-asian="10pt" style:font-style-asian="italic" style:font-name-complex="Arial" style:font-style-complex="italic"/>
    </style:style>
    <style:style style:name="T13" style:family="text">
      <style:text-properties fo:font-size="10pt" fo:language="ca" fo:country="ES" fo:background-color="transparent" style:font-size-asian="10pt" style:font-name-complex="Arial" loext:char-shading-value="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font-name="Arial" fo:font-style="normal" style:text-underline-style="none" style:text-blinking="false"/>
    </style:style>
    <style:style style:name="T22" style:family="text">
      <style:text-properties fo:color="#000000" style:font-name="Arial"/>
    </style:style>
    <style:style style:name="T23" style:family="text">
      <style:text-properties fo:color="#000000" style:font-name="Arial" fo:font-size="10pt" fo:language="ca" fo:country="E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4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42"/>
      <text:p text:style-name="P44">CFGS Desenvolupament d'Aplicacions Multiplataforma</text:p>
      <text:p text:style-name="P44">CFGS Desenvolupament d'Aplicacions Web</text:p>
      <text:h text:style-name="P55" text:outline-level="1">Mòdul 3B – Programació Orientada a Objectes</text:h>
      <text:h text:style-name="P56" text:outline-level="1">UF6 – POO. Introducció a la persistència en BD</text:h>
      <text:p text:style-name="P45">EAC11</text:p>
      <text:p text:style-name="P43">(Curs 2018–19 / 1r semestre)</text:p>
      <text:p text:style-name="P41"/>
      <text:p text:style-name="P17"/>
      <text:p text:style-name="P28">Presentació i resultats d'aprenentatge</text:p>
      <text:p text:style-name="P26"/>
      <text:p text:style-name="P18"/>
      <text:p text:style-name="P27"><text:span text:style-name="T8">Aquest exercici d’avaluació continuada (EAC) es correspon amb els continguts treballats a la unitat 5 </text:span><text:span text:style-name="T10">“POO i gestors de BD ”</text:span></text:p>
      <text:p text:style-name="P19"/>
      <text:p text:style-name="P46"><text:span text:style-name="T8">Els </text:span><text:span text:style-name="T9">resultats d'aprenentatge</text:span><text:span text:style-name="T8"> que es plantegen són:</text:span></text:p>
      <text:list xml:id="list5441483466551282679" text:style-name="WW8Num36">
        <text:list-item>
          <text:p text:style-name="P61">Gestiona informació emmagatzemada en bases de dades relacionals mantenint la integritat i consistència de les dades. </text:p>
        </text:list-item>
        <text:list-item>
          <text:p text:style-name="P61">Gestiona informació emmagatzemada en bases de dades objecte- relacionals mantenint la integritat i consistència de les dades. </text:p>
        </text:list-item>
        <text:list-item>
          <text:p text:style-name="P61">Utilitza bases de dades orientades a objectes, analitzant les seves característiques i aplicant tècniques per mantenir la persistència de la informació </text:p>
          <text:p text:style-name="P61"/>
        </text:list-item>
      </text:list>
      <text:p text:style-name="P14"/>
      <text:p text:style-name="P28">Criteris d’avaluació</text:p>
      <text:p text:style-name="P14"/>
      <text:p text:style-name="P20">La puntuació màxima assignada a cada activitat s’indica a l’enunciat.</text:p>
      <text:p text:style-name="P18"/>
      <text:p text:style-name="P47">Els criteris que es tindran en compte per avaluar el treball de l’alumnat són els següents:</text:p>
      <text:list xml:id="list6307042235593221242" text:style-name="WW8Num27">
        <text:list-item>
          <text:p text:style-name="P67">Identifica les característiques i mètodes d'accés a sistemes gestors de bases de dades relacionals. </text:p>
        </text:list-item>
        <text:list-item>
          <text:p text:style-name="P67">Programa connexions amb bases de dades. </text:p>
        </text:list-item>
        <text:list-item>
          <text:p text:style-name="P67">Escriu codi per emmagatzemar informació en bases de dades. </text:p>
        </text:list-item>
        <text:list-item>
          <text:p text:style-name="P67">Crea programes per recuperar i mostrar informació emmagatzemada en bases de dades. </text:p>
        </text:list-item>
        <text:list-item>
          <text:p text:style-name="P67">Efectua esborrats i modificacions sobre la informació emmagatzemada. </text:p>
        </text:list-item>
        <text:list-item>
          <text:p text:style-name="P67">Crea aplicacions que executin consultes sobre bases de dades. </text:p>
        </text:list-item>
        <text:list-item>
          <text:p text:style-name="P67">Crea aplicacions per a possibilitar la gestió d'informació present en bases de dades relacionals.</text:p>
        </text:list-item>
        <text:list-item>
          <text:p text:style-name="P67">Identifica les característiques de les bases de dades objecte-relacionals. </text:p>
        </text:list-item>
        <text:list-item>
          <text:p text:style-name="P67">Analitza la seva aplicació en el desenvolupament d'aplicacions mitjançant llenguatges orientats a objectes. </text:p>
        </text:list-item>
        <text:list-item>
          <text:p text:style-name="P67">Classifica i analitza els diferents mètodes que suporten els sistemes gestors de bases de dades per a la gestió de la informació emmagatzemada de forma objecte-relacional. </text:p>
        </text:list-item>
        <text:list-item>
          <text:p text:style-name="P67"><text:soft-page-break/>Programa aplicacions que emmagatzemen objectes en bases de dades objecte-relacionals. </text:p>
        </text:list-item>
        <text:list-item>
          <text:p text:style-name="P67">Realitza programes per recuperar, actualitzar i eliminar objectes de les bases de dades objecte-relacionals. </text:p>
        </text:list-item>
        <text:list-item>
          <text:p text:style-name="P67">Realitza programes per emmagatzemar i gestionar tipus de dades estructurades, compostos i relacionats.</text:p>
        </text:list-item>
        <text:list-item>
          <text:p text:style-name="P67">Identifica les característiques de les bases de dades orientades a objectes. </text:p>
        </text:list-item>
        <text:list-item>
          <text:p text:style-name="P67">Analitza la seva aplicació en el desenvolupament d'aplicacions mitjançant llenguatges orientats a objectes. </text:p>
        </text:list-item>
        <text:list-item>
          <text:p text:style-name="P67">Defineix les estructures de dades necessàries per a l’emmagatzematge d’objectes. </text:p>
        </text:list-item>
        <text:list-item>
          <text:p text:style-name="P67">Classifica i analitza els diferents mètodes suporten els sistemes gestors per a la gestió de la informació emmagatzemada. </text:p>
        </text:list-item>
        <text:list-item>
          <text:p text:style-name="P67">Programa aplicacions que emmagatzemin objectes en les bases de dades orientades a objectes. </text:p>
        </text:list-item>
        <text:list-item>
          <text:p text:style-name="P67">Realitza programes per recuperar, actualitzar i eliminar objectes de les bases de dades orientades a objectes. </text:p>
        </text:list-item>
        <text:list-item>
          <text:p text:style-name="P67">Realitza programes per emmagatzemar i gestionar tipus de dades estructurades, compostos i relacionats.</text:p>
        </text:list-item>
      </text:list>
      <text:p text:style-name="P28">Forma i data de lliurament</text:p>
      <text:p text:style-name="P14"/>
      <text:p text:style-name="P27"><text:span text:style-name="T13">Un cop finalitzat l’exercici d’avaluació continuada heu d’enviar </text:span><text:span text:style-name="T13">la solució</text:span><text:span text:style-name="T13"> des de l'apartat</text:span><text:span text:style-name="T10"> Lliurament</text:span><text:span text:style-name="T13"> </text:span><text:span text:style-name="T10">EAC11</text:span><text:span text:style-name="T13"> de l'aula, dins del termini establert. Tingueu en compte que el sistema no permetrà fer lliuraments després de la data i hora indicades.</text:span></text:p>
      <text:p text:style-name="P20"/>
      <text:p text:style-name="P29"/>
      <text:p text:style-name="P32">Important</text:p>
      <text:p text:style-name="P29"/>
      <text:p text:style-name="P30"><text:span text:style-name="T19">Heu d'entregar la</text:span><text:span text:style-name="T18"> carpeta completa del projecte de Netbeans</text:span><text:span text:style-name="T19"> comprimir-ho </text:span><text:span text:style-name="T16">amb un</text:span> compressor lliure (zip, 7z o tar.gz). <text:span text:style-name="T20">RAR no és un compressor lliure i no es pot fer servir per lliurar fitxers</text:span>.</text:p>
      <text:p text:style-name="P31"/>
      <text:p text:style-name="P20"/>
      <text:p text:style-name="P25"><text:span text:style-name="T8">El nom del fitxer serà el següent: </text:span><text:span text:style-name="T9">2252M03B_EAC11_Cognom1_Inicial del cognom2.zip. </text:span><text:span text:style-name="T8">Els cognoms s’escriuran sense accents. Per exemple, l’estudiant </text:span><text:span text:style-name="T12">Joan García Santos</text:span><text:span text:style-name="T8"> posaria el següent nom al seu fitxer de l’EAC11: </text:span><text:span text:style-name="T9">2252M03B _EAC11_Garcia_S.zip</text:span><text:span text:style-name="T8">.</text:span></text:p>
      <text:p text:style-name="P20"/>
      <text:p text:style-name="P25"><text:span text:style-name="T8">Substituïu </text:span><text:span text:style-name="T11">Nom i cognoms</text:span><text:span text:style-name="T8"> de la capçalera per les vostres dades personals.</text:span></text:p>
      <text:p text:style-name="P20"/>
      <text:p text:style-name="P25"><text:span text:style-name="T8">El termini de lliurament finalitza a les </text:span><text:span text:style-name="T9">23:55 h </text:span><text:span text:style-name="T8">del dia</text:span><text:span text:style-name="T9"> </text:span><text:span text:style-name="T9">04</text:span><text:span text:style-name="T23">/</text:span><text:span text:style-name="T23">12</text:span><text:span text:style-name="T23">/201</text:span><text:span text:style-name="T23">8</text:span><text:span text:style-name="T9">.</text:span><text:span text:style-name="T8"> <text:s/>La proposta de solució de l’EAC i les qualificacions es publicaran el dia </text:span><text:span text:style-name="T8">1</text:span><text:span text:style-name="T8">3</text:span><text:span text:style-name="T8">/</text:span><text:span text:style-name="T8">12</text:span><text:span text:style-name="T8">/201</text:span><text:span text:style-name="T8">8</text:span><text:span text:style-name="T8">.</text:span></text:p>
      <text:p text:style-name="P33">Enunciat</text:p>
      <text:p text:style-name="P17"/>
      <text:p text:style-name="P21">Pregunta 1. (10 punts)</text:p>
      <text:p text:style-name="P11"/>
      <text:p text:style-name="P48">Al llarg de les EACs anteriors, heu gestionat la persistència a la gestió d’excursions amb XML i la tècnica de serialització.</text:p>
      <text:p text:style-name="P48"><text:bookmark text:name="docs-internal-guid-92ad498f-79e0-b1b9-6eee-b85627928759"/>En aquest EAC 11, aneu a gestionar la persistència amb dos eines més, JDBC i base de dades Apache Derby per a la part relacional; i db4o per la de bases de dades orientades a objectes.</text:p>
      <text:p text:style-name="P48">En aquest context, la funcionalitat que s'ha afegit al programa, i de la qual una part heu de desenvolupar es resumeix en:</text:p>
      <text:list xml:id="list2680417912966990003" text:style-name="L1">
        <text:list-item>
          <text:p text:style-name="P62">Al carregar o desar un destí, hauran de sortir dues opcions més al dialog: "JDBC" i "db4O"</text:p>
        </text:list-item>
      </text:list>
      <text:p text:style-name="P49"/>
      <text:list xml:id="list33776593" text:continue-numbering="true" text:style-name="L1">
        <text:list-item>
          <text:p text:style-name="P62">Aquestes opcions noves, s'implementen en dues classes noves al paquet Persistencia: <text:span text:style-name="T24">GestorJDBC i GestorDB4O</text:span></text:p>
        </text:list-item>
        <text:list-item>
          <text:p text:style-name="P62">Només gestionareu destins i guies</text:p>
        </text:list-item>
      </text:list>
      <text:p text:style-name="P49">Nota: L'enunciat s'acompanya amb el projecte NetBea<text:span text:style-name="T22">ns <text:s/>"</text:span><text:span text:style-name="T22">DA2</text:span><text:span text:style-name="T21">EAC11</text:span><text:span text:style-name="T21">Gestio</text:span><text:span text:style-name="T21">Excursions</text:span><text:span text:style-name="T21">Enunciat</text:span><text:span text:style-name="T21">" i aquest conté referències a les llibreries necessàries per fer servir ambdós gestors de bases de dades. Segurament, aquestes referències es perdran al vostre ordinador i heu d'afegir els fitxers .jar manualment. Per fer això, s'ha publicat a l'aula aquestes llibreries, per si les heu de fer servir en altres projectes:</text:span></text:p>
      <text:list xml:id="list8213078759907070886" text:style-name="L2">
        <text:list-item>
          <text:p text:style-name="P63">JDBC / Apache Derby → hauríeu d'afegir a les llibreries del projecte el fitxer derbyclient.jar</text:p>
        </text:list-item>
        <text:list-item>
          <text:p text:style-name="P63">DB4O → hauríeu de descomprimir db4o-8.0-java.zip i afegir els «.jar» de la carpeta «lib»</text:p>
        </text:list-item>
      </text:list>
      <text:h text:style-name="Heading_20_1" text:outline-level="1"/>
      <text:h text:style-name="Heading_20_1" text:outline-level="1">Creació de la base de dades Apache Derby</text:h>
      <text:p text:style-name="P22"/>
      <text:p text:style-name="P22">L'Apache Derby ve inclòs a la distribució del JDK d'Oracle. Si utilitzeu la versió lliure open-jdk trobareu que no la teniu instal·lada.</text:p>
      <text:p text:style-name="P22"/>
      <text:p text:style-name="P23"><text:span text:style-name="T16">Per instal·lar-lo podeu baixar directament el paquet </text:span><text:bookmark-start text:name="__DdeLink__1014_1570792913"/><text:span text:style-name="T15">db-derby-10.10.2.0-bin.zip</text:span><text:bookmark-end text:name="__DdeLink__1014_1570792913"/><text:span text:style-name="T16"> o d</text:span><text:span text:style-name="T15">b-derby-10.10.2.0-bin.tar.gz</text:span><text:span text:style-name="T16"> de </text:span><text:bookmark-start text:name="__DdeLink__690_807246134"/><text:a xlink:type="simple" xlink:href="http://db.apache.org/derby/releases/release-10.11.1.1.cgi" text:style-name="Internet_20_link" text:visited-style-name="Visited_20_Internet_20_Link"><text:span text:style-name="T16">http://db.apache.org/derby/releases/release-10.11.1.1.cgi</text:span></text:a><text:bookmark-end text:name="__DdeLink__690_807246134"/><text:span text:style-name="T16">, descomprimir-lo i indicar-li la seva localització al netbeans com es veu a la següent captura de pantalla.</text:span></text:p>
      <text:p text:style-name="P22"/>
      <text:p text:style-name="P22">Tant si ja el teníeu instal·lat com si no, cal configurar l'Apache Derby perquè guardi les bases de dades en un lloc conegut. Per fer-ho, al Netbeans, feu clic amb el botó dret a <text:span text:style-name="T14">Services / Databases / JavaDB</text:span> i seleccioneu <text:span text:style-name="T14">Properties</text:span>. Podreu modificar el directori on es guardarà la Base de Dades i el directori on teniu el Derby instal·lat:</text:p>
      <text:p text:style-name="P24"/>
      <text:p text:style-name="P34"><text:span text:style-name="T17">Heu de crear la base de dades “</text:span><text:bookmark-start text:name="__DdeLink__694_807246134"/><text:bookmark-start text:name="__DdeLink__698_807246134"/><text:bookmark-start text:name="__DdeLink__603_1955723870"/><text:bookmark-start text:name="__DdeLink__557_1787196028"/><text:span text:style-name="T17">EAC11</text:span><text:bookmark-end text:name="__DdeLink__603_1955723870"/><text:bookmark-end text:name="__DdeLink__557_1787196028"/><text:span text:style-name="T17">1</text:span><text:span text:style-name="T17">8</text:span><text:span text:style-name="T17">1</text:span><text:span text:style-name="T17">9</text:span><text:span text:style-name="T17">S</text:span><text:span text:style-name="T17">1</text:span><text:bookmark-end text:name="__DdeLink__694_807246134"/><text:bookmark-end text:name="__DdeLink__698_807246134"/><text:span text:style-name="T17">” amb el nom d'usuari “root” i la contrasenya “root123”.</text:span> A continuació connecteu amb la base de dades i treballeu amb ella.</text:p>
      <text:p text:style-name="P22"/>
      <text:p text:style-name="P22">Obriu una connexió contra la base de dades i executeu les sentències SQL necessàries per crear les taules:</text:p>
      <text:p text:style-name="P22"/>
      <text:list xml:id="list7659901659106469918" text:style-name="L3">
        <text:list-item>
          <text:p text:style-name="P60">Sentències per crear les taules:</text:p>
        </text:list-item>
      </text:list>
      <text:p text:style-name="P22"/>
      <text:p text:style-name="P50"><text:bookmark text:name="docs-internal-guid-4fdf1886-be28-24c8-75a8-561bc7178254"/>Taula "destins"</text:p>
      <text:p text:style-name="P53"><text:bookmark-start text:name="__DdeLink__760_763452304"/><text:bookmark-start text:name="__DdeLink__585_1787196028"/><text:bookmark-start text:name="__DdeLink__622_1955723870"/><text:bookmark-start text:name="__DdeLink__660_1955723870"/>CREATE TABLE destins(<text:bookmark-end text:name="__DdeLink__760_763452304"/><text:bookmark-end text:name="__DdeLink__585_1787196028"/><text:bookmark-end text:name="__DdeLink__622_1955723870"/><text:bookmark-end text:name="__DdeLink__660_1955723870"/></text:p>
      <text:p text:style-name="P53"><text:s text:c="3"/>codi INTEGER NOT NULL,</text:p>
      <text:p text:style-name="P53"><text:s text:c="3"/>nom VARCHAR(50) NOT NULL,</text:p>
      <text:p text:style-name="P53"><text:s text:c="3"/>continent VARCHAR(50) NOT NULL,</text:p>
      <text:p text:style-name="P53"><text:s text:c="3"/>PRIMARY KEY (codi)</text:p>
      <text:p text:style-name="P53">);</text:p>
      <text:p text:style-name="P35"/>
      <text:p text:style-name="P35">Taula "guies"</text:p>
      <text:p text:style-name="P53"><text:bookmark-start text:name="__DdeLink__721_807246134"/><text:bookmark-start text:name="__DdeLink__641_1955723870"/><text:bookmark-start text:name="__DdeLink__588_1787196028"/>CREATE TABLE guies(<text:bookmark-end text:name="__DdeLink__641_1955723870"/><text:bookmark-end text:name="__DdeLink__588_1787196028"/></text:p>
      <text:p text:style-name="P53"><text:s text:c="3"/>codi CHAR(20) NOT NULL,</text:p>
      <text:p text:style-name="P53"><text:s text:c="3"/>nom VARCHAR(50) NOT NULL,</text:p>
      <text:p text:style-name="P53"><text:s text:c="3"/>adreca VARCHAR(120) NOT NULL,</text:p>
      <text:p text:style-name="P53"><text:s text:c="3"/>telefon VARCHAR(12) NOT NULL,</text:p>
      <text:p text:style-name="P53"><text:s text:c="3"/>desti INTEGER NOT NULL,</text:p>
      <text:p text:style-name="P53"><text:s text:c="3"/>PRIMARY KEY (codi),</text:p>
      <text:p text:style-name="P53"><text:s text:c="3"/><text:bookmark-start text:name="__DdeLink__716_807246134"/>FOREIGN KEY (desti) REFERENCES destins (codi)<text:bookmark-end text:name="__DdeLink__716_807246134"/></text:p>
      <text:p text:style-name="P53">);<text:bookmark-end text:name="__DdeLink__721_807246134"/><text:bookmark-start text:name="__DdeLink__665_1955723870"/></text:p>
      <text:p text:style-name="P35"><text:bookmark-end text:name="__DdeLink__665_1955723870"/></text:p>
      <text:p text:style-name="P38"/>
      <text:h text:style-name="P57" text:outline-level="1"/>
      <text:h text:style-name="P58" text:outline-level="1"><text:bookmark text:name="docs-internal-guid-92ad498f-79e9-7a12-bab9-9ccb6915adb1"/>Què heu de desenvolupar?</text:h>
      <text:p text:style-name="P37">Al projecte NetBeans que acompanya aquest enunciat (DA2<text:bookmark-start text:name="__DdeLink__634_1845267113"/>EAC11<text:bookmark-end text:name="__DdeLink__634_1845267113"/>GestioDestinsEnunciat), teniu el detall del que s'ha d'implementar a cada classe (Comentaris "TODO")</text:p>
      <text:p text:style-name="P37"/>
      <text:p text:style-name="P37">En aquest document es fa un resum per tenir una guia i situació de context.</text:p>
      <text:p text:style-name="P37"/>
      <text:p text:style-name="P36">A la classe GestorJDBC heu de:</text:p>
      <text:list xml:id="list2920944497959366997" text:style-name="L4">
        <text:list-item>
          <text:p text:style-name="P68">disenyar les sentències SQL sobre les propietats xxxSQL que després fareu servir als PreparedStatement</text:p>
        </text:list-item>
        <text:list-item>
          <text:p text:style-name="P68">implementar el mètode estableixConnexio()</text:p>
        </text:list-item>
        <text:list-item>
          <text:p text:style-name="P68">implementar el mètode desarDesti()</text:p>
        </text:list-item>
        <text:list-item>
          <text:p text:style-name="P68">implementar el mètode carregarDesti()</text:p>
        </text:list-item>
      </text:list>
      <text:p text:style-name="P36"/>
      <text:p text:style-name="P36">A la classe GestorDB4O heu de:</text:p>
      <text:list xml:id="list33778668" text:continue-numbering="true" text:style-name="L4">
        <text:list-item>
          <text:p text:style-name="P68">implementar el mètode estableixConnexio()</text:p>
        </text:list-item>
        <text:list-item>
          <text:p text:style-name="P68">implementar el mètode desarDesti()</text:p>
        </text:list-item>
        <text:list-item>
          <text:p text:style-name="P70">implementar el mètode carregarDesti()</text:p>
        </text:list-item>
      </text:list>
      <text:p text:style-name="P36"/>
      <text:p text:style-name="P36">Per poder provar millor, veureu que teniu implementat el menú de guies.</text:p>
      <text:p text:style-name="P36"/>
      <text:p text:style-name="P52">La valoració d'aquest exercici es basarà en els criteris següents:</text:p>
      <text:list xml:id="list4071680312873352016" text:style-name="L5">
        <text:list-item>
          <text:p text:style-name="P64">Qualitat del codi (el codi està ben comentat, es llegeix bé, s'han donat noms correctes a les variables, no utilitza més recursos del necessari, i fa bon ús de l'orientació a objectes): 3 punts</text:p>
        </text:list-item>
        <text:list-item>
          <text:p text:style-name="P65">Correcte funcionament del desenvolupament a les següents classes i mètodes:</text:p>
          <text:p text:style-name="P65"/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4">CLASSE</text:p>
          </table:table-cell>
          <table:table-cell table:style-name="Tabla1.A1" office:value-type="string">
            <text:p text:style-name="P54">MÈTODE / ATRIBUT</text:p>
          </table:table-cell>
          <table:table-cell table:style-name="Tabla1.C1" office:value-type="string">
            <text:p text:style-name="P54">PUNTUACIÓ</text:p>
          </table:table-cell>
        </table:table-row>
        <table:table-row>
          <table:table-cell table:style-name="Tabla1.A2" office:value-type="string">
            <text:p text:style-name="P59">GestorJDBC</text:p>
          </table:table-cell>
          <table:table-cell table:style-name="Tabla1.A2" office:value-type="string">
            <text:p text:style-name="P59">Atributs xxxSQL</text:p>
          </table:table-cell>
          <table:table-cell table:style-name="Tabla1.C2" office:value-type="string">
            <text:p text:style-name="P59">1,5</text:p>
          </table:table-cell>
        </table:table-row>
        <table:table-row>
          <table:table-cell table:style-name="Tabla1.A2" office:value-type="string">
            <text:p text:style-name="P59">GestorJDBC</text:p>
          </table:table-cell>
          <table:table-cell table:style-name="Tabla1.A2" office:value-type="string">
            <text:p text:style-name="P59">estableixConnexio</text:p>
          </table:table-cell>
          <table:table-cell table:style-name="Tabla1.C2" office:value-type="string">
            <text:p text:style-name="P59">0,5</text:p>
          </table:table-cell>
        </table:table-row>
        <table:table-row>
          <table:table-cell table:style-name="Tabla1.A2" office:value-type="string">
            <text:p text:style-name="P59">GestorJDBC</text:p>
          </table:table-cell>
          <table:table-cell table:style-name="Tabla1.A2" office:value-type="string">
            <text:p text:style-name="P59">desarDesti</text:p>
          </table:table-cell>
          <table:table-cell table:style-name="Tabla1.C2" office:value-type="string">
            <text:p text:style-name="P59">1,5</text:p>
          </table:table-cell>
        </table:table-row>
        <table:table-row>
          <table:table-cell table:style-name="Tabla1.A2" office:value-type="string">
            <text:p text:style-name="P59">GestorJDBC</text:p>
          </table:table-cell>
          <table:table-cell table:style-name="Tabla1.A2" office:value-type="string">
            <text:p text:style-name="P59">carregarDesti</text:p>
          </table:table-cell>
          <table:table-cell table:style-name="Tabla1.C2" office:value-type="string">
            <text:p text:style-name="P59">1,5</text:p>
          </table:table-cell>
        </table:table-row>
        <table:table-row>
          <table:table-cell table:style-name="Tabla1.A2" office:value-type="string">
            <text:p text:style-name="P59">GestorDB4O</text:p>
          </table:table-cell>
          <table:table-cell table:style-name="Tabla1.A2" office:value-type="string">
            <text:p text:style-name="P59">estableixConnexio</text:p>
          </table:table-cell>
          <table:table-cell table:style-name="Tabla1.C2" office:value-type="string">
            <text:p text:style-name="P59">0,5</text:p>
          </table:table-cell>
        </table:table-row>
        <table:table-row>
          <table:table-cell table:style-name="Tabla1.A2" office:value-type="string">
            <text:p text:style-name="P59">GestorDB4O</text:p>
          </table:table-cell>
          <table:table-cell table:style-name="Tabla1.A2" office:value-type="string">
            <text:p text:style-name="P59">desarDesti</text:p>
          </table:table-cell>
          <table:table-cell table:style-name="Tabla1.C2" office:value-type="string">
            <text:p text:style-name="P59">1</text:p>
          </table:table-cell>
        </table:table-row>
        <table:table-row>
          <table:table-cell table:style-name="Tabla1.A2" office:value-type="string">
            <text:p text:style-name="P54">GestorDB4O</text:p>
          </table:table-cell>
          <table:table-cell table:style-name="Tabla1.A2" office:value-type="string">
            <text:p text:style-name="P54">carregarDesti</text:p>
          </table:table-cell>
          <table:table-cell table:style-name="Tabla1.C2" office:value-type="string">
            <text:p text:style-name="P54">0,5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Trebuchet MS" svg:font-family="'Trebuchet MS'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language="ca" fo:country="E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1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style:font-size-asian="12pt" style:font-name-complex="Arial" style:font-size-complex="12pt"/>
    </style:style>
    <style:style style:name="MP12" style:family="paragraph" style:parent-style-name="Normal_20__28_Web_29_">
      <style:paragraph-properties loext:contextual-spacing="false" fo:margin-top="0cm" fo:margin-bottom="0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4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5" style:family="paragraph" style:parent-style-name="Standard">
      <style:text-properties fo:color="#808080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MP1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style:font-name="Arial" fo:font-size="8pt" fo:language="ca" fo:country="ES" fo:background-color="transparent" style:font-size-asian="8pt" loext:char-shading-value="0"/>
    </style:style>
    <style:style style:name="MT6" style:family="text">
      <style:text-properties style:font-name="Arial" fo:font-size="8pt" fo:language="ca" fo:country="ES" fo:background-color="transparent" style:font-size-asian="8pt" style:font-name-complex="Arial" style:font-size-complex="8pt" loext:char-shading-value="0"/>
    </style:style>
    <style:style style:name="MT7" style:family="text">
      <style:text-properties style:font-name="Arial" fo:font-size="8pt" fo:background-color="transparent" style:font-size-asian="8pt" style:font-name-complex="Arial" style:font-size-complex="8pt" loext:char-shading-value="0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/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Exercici d'avaluació contínua 1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4</text:page-number></text:span><text:span text:style-name="Page_20_Number"><text:span text:style-name="MT4"> de </text:span></text:span><text:span text:style-name="MT4"><text:page-count style:num-format="1">5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3B_EAC11_Enunciat_1819S1</text:p>
                  </table:table-cell>
                  <table:table-cell table:style-name="Taula1.B1.3.1" office:value-type="string">
                    <text:p text:style-name="MP7"><text:span text:style-name="MT2">Lliurament: <text:s/></text:span><text:span text:style-name="MT2">04</text:span><text:span text:style-name="MT5">/</text:span><text:span text:style-name="MT5">12</text:span><text:span text:style-name="MT5">/201</text:span><text:span text:style-name="MT5">8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style:next-style-name="Standard">
      <style:header>
        <text:p text:style-name="MP11">Generalitat de Catalunya </text:p>
        <text:p text:style-name="MP12">Departament d’Ensenyament</text:p>
        <text:p text:style-name="MP13">Institut Obert de Catalunya</text:p>
        <text:p text:style-name="MP14">Nom i cognoms</text:p>
      </style:header>
      <style:footer>
        <text:p text:style-name="MP15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16"/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Exercici d'avaluació contínua 1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5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DA2_M03B_EAC11_Enunciat_1819S1</text:p>
                  </table:table-cell>
                  <table:table-cell table:style-name="Taula3.B1.3.1" office:value-type="string">
                    <text:p text:style-name="MP16">Lliurament: <text:s/>04/12/2018</text:p>
                  </table:table-cell>
                </table:table-row>
              </table:table>
            </table:table-cell>
          </table:table-row>
        </table:table>
        <text:p text:style-name="MP1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Pilar Bertrans</meta:initial-creator>
    <meta:creation-date>2011-07-26T20:32:45.57</meta:creation-date>
    <dc:language>es-ES</dc:language>
    <meta:editing-cycles>289</meta:editing-cycles>
    <meta:editing-duration>P1DT19H14M13S</meta:editing-duration>
    <dc:date>2018-11-26T13:59:21.75</dc:date>
    <dc:creator>josep f.t</dc:creator>
    <meta:document-statistic meta:table-count="3" meta:image-count="0" meta:object-count="0" meta:page-count="5" meta:paragraph-count="135" meta:word-count="1245" meta:character-count="8235"/>
    <meta:user-defined meta:name="Info 1"/>
    <meta:user-defined meta:name="Info 2"/>
    <meta:user-defined meta:name="Info 3"/>
    <meta:user-defined meta:name="Info 4"/>
  </office:meta>
</office:document-meta>
</file>